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7.3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000000" style:vertical-align="middle"/>
    </style:style>
    <style:style style:name="ce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font-name="Arial" style:font-name-asian="F" style:font-size-asian="12pt" style:language-asian="en" style:country-asian="US" style:font-name-complex="Arial" style:language-complex="ar" style:country-complex="SA"/>
    </style:style>
    <style:style style:name="T1" style:family="text">
      <style:text-properties style:font-name="Arial" style:language-asian="en" style:country-asian="US" style:language-complex="ar" style:country-complex="SA" style:font-name-asian="" style:font-name-complex="Arial" style:font-size-asian="12pt" style:font-size-complex="11pt"/>
    </style:style>
    <style:style style:name="T2" style:family="text">
      <style:text-properties style:font-name="Arial" style:language-asian="en" style:country-asian="US" style:language-complex="ar" style:country-complex="SA" style:font-name-asian="" style:font-name-complex="Arial" style:font-size-asian="12pt" fo:language="en" fo:country="GB" style:font-size-complex="8pt" fo:color="#000000"/>
    </style:style>
    <style:style style:name="T3" style:family="text">
      <style:text-properties style:font-name="Arial" style:language-asian="en" style:country-asian="US" style:language-complex="ar" style:country-complex="SA" style:font-name-asian="" style:font-name-complex="Arial" style:font-size-asian="12pt" fo:language="en" fo:country="GB" fo:color="#000000" style:text-position="super 58%" style:font-size-complex="7.5pt"/>
    </style:style>
    <style:style style:name="T4" style:family="text">
      <style:text-properties style:font-name="Arial" style:language-asian="en" style:country-asian="US" style:language-complex="ar" style:country-complex="SA" style:font-name-asian="" style:font-name-complex="Arial" style:font-size-asian="12pt" fo:color="#000000" style:font-size-complex="8pt"/>
    </style:style>
    <style:style style:name="T5" style:family="text">
      <style:text-properties style:font-name="Arial" style:language-asian="en" style:country-asian="US" style:language-complex="ar" style:country-complex="SA" style:font-name-asian="" style:font-name-complex="Arial" style:font-size-asian="12pt" style:font-weight-complex="bold"/>
    </style:style>
    <style:style style:name="T6" style:family="text">
      <style:text-properties style:font-name="Arial" style:language-asian="en" style:country-asian="US" style:language-complex="ar" style:country-complex="SA" style:font-name-asian="" style:font-name-complex="Arial" style:font-size-asian="12pt"/>
    </style:style>
    <style:style style:name="T7" style:family="text">
      <style:text-properties style:font-name="Arial" style:language-asian="en" style:country-asian="US" style:language-complex="ar" style:country-complex="SA" style:font-name-asian="" style:font-name-complex="Arial" style:font-size-asian="12pt" style:use-window-font-color="true" fo:font-size="10pt" fo:language="en" fo:country="GB" style:font-size-complex="10pt"/>
    </style:style>
    <style:style style:name="T8" style:family="text">
      <style:text-properties style:language-asian="en" style:country-asian="US" style:language-complex="ar" style:country-complex="SA" style:font-name-asian="" style:font-name-complex="Arial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est_result</text:p>
          </table:table-cell>
          <table:table-cell office:value-type="string" calcext:value-type="string">
            <text:p>test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Unique reference for the MOT te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hicle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nique reference for the vehicle being test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The date the test took pla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st_class_id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<text:span text:style-name="T1">1 - </text:span><text:span text:style-name="T2">Motor bicycles (with or without sidecars) up to 200 cm</text:span><text:span text:style-name="T3">3</text:span></text:p>
            <text:p><text:span text:style-name="T1">2 - </text:span><text:span text:style-name="T4">All motor bicycles (including Class 1) (with or without sidecars).</text:span></text:p>
            <text:p><text:span text:style-name="T1">3 - </text:span><text:span text:style-name="T4">3 wheeled vehicles not more than 450 kg unladen weight (excluding motor bicycles with side cars). (3 wheeled vehicles more than 450 kg unladen are in class 4.)</text:span></text:p>
            <text:p><text:span text:style-name="T1">4 - </text:span><text:span text:style-name="T4">Cars, passenger vehicles, motor caravans, Private Hire Vehicles, Motor Tricycles, Quadricycles and dual purpose vehicles in all cases with up to eight passenger seats</text:span></text:p>
            <text:p><text:span text:style-name="T1">5 - </text:span><text:span text:style-name="T4">Private passenger vehicles, ambulances, motor caravans and dual purpose vehicles in all cases with thirteen or more passenger seats </text:span></text:p>
            <text:p><text:span text:style-name="T1">7 - </text:span><text:span text:style-name="T4">Goods Vehicles over 3,000 kg up to and including 3,500 kg DGW</text:span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st_type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">NT - Normal MOT test</text:span></text:p>
            <text:p><text:span text:style-name="T6">ES - Statutory Appeal</text:span></text:p>
            <text:p><text:span text:style-name="T6">PL - Partial Retest Left VTS</text:span></text:p>
            <text:p><text:span text:style-name="T6">PV - </text:span><text:span text:style-name="T7">Partial Retest Repaired at VTS</text:span></text:p>
            <text:p><text:span text:style-name="T6">RT - Free partial MOT retest where vehicle has remained at VTS for repair.</text:span></text:p>
            <text:p><text:span text:style-name="T6">RT – Retest</text:span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st_result</text:p>
          </table:table-cell>
          <table:table-cell office:value-type="string" calcext:value-type="string">
            <text:p>cha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 – Pass</text:p>
            <text:p>F – Fail</text:p>
            <text:p>PRS – Pass with Rectification at Station</text:p>
            <text:p>ABA – Abandon</text:p>
            <text:p>ABR – Abort</text:p>
            <text:p>ABRVE – Abandon by Vehicle Examin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_mileage</text:p>
          </table:table-cell>
          <table:table-cell office:value-type="string" calcext:value-type="string">
            <text:p>integ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hicle mileage at time of te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stcode_area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gh level post code for testing centre</text:p>
          </table:table-cell>
          <table:table-cell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test_ite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RIMARY KEY</text:p>
          </table:table-cell>
          <table:table-cell table:style-name="ce5" office:value-type="string" calcext:value-type="string">
            <text:p>Unique Identifier for the observation 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_id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</text:p>
          </table:table-cell>
          <table:table-cell table:style-name="ce5" office:value-type="string" calcext:value-type="string">
            <text:p>Unique Identifier for a tes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fr_id</text:p>
          </table:table-cell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Reason for Rejection I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fr_type_cod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 – Fail</text:p>
            <text:p>P – Pass</text:p>
            <text:p>A – Advi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cation_id</text:p>
          </table:table-cell>
          <table:table-cell office:value-type="string" calcext:value-type="string">
            <text:p>integ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Failure Location I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ngerous_mark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Dangerous Item Marker</text:p>
          </table:table-cell>
          <table:table-cell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RIMARY KEY</text:p>
          </table:table-cell>
          <table:table-cell office:value-type="string" calcext:value-type="string">
            <text:p>Unique reference for the vehicle being test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ehicle Ma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Vehicle Mod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lour</text:p>
          </table:table-cell>
          <table:table-cell office:value-type="string" calcext:value-type="string">
            <text:p>cha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ehicle Colour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uel_type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<text:span text:style-name="T8">CN – Compressed Natural Gas</text:span></text:p>
            <text:p><text:span text:style-name="T8">D - Diesel</text:span></text:p>
            <text:p><text:span text:style-name="T8">ED - Electric Diesel</text:span></text:p>
            <text:p><text:span text:style-name="T8">EL - Electric</text:span></text:p>
            <text:p><text:span text:style-name="T8">FC - Fuel Cells</text:span></text:p>
            <text:p><text:span text:style-name="T8">GA - Gas</text:span></text:p>
            <text:p><text:span text:style-name="T8">GB - Gas Bi-Fuel</text:span></text:p>
            <text:p><text:span text:style-name="T8">GD - Gas Diesel</text:span></text:p>
            <text:p><text:span text:style-name="T8">HY - Hybrid Electric (Clean)</text:span></text:p>
            <text:p><text:span text:style-name="T8">LN - LNG</text:span></text:p>
            <text:p><text:span text:style-name="T8">LP - LPG</text:span></text:p>
            <text:p><text:span text:style-name="T8">OT - Other</text:span></text:p>
            <text:p><text:span text:style-name="T8">PE - Petrol</text:span></text:p>
            <text:p><text:span text:style-name="T8">ST – Steam</text:span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linder_capacity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Vehicle Cylinder Capacit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rst_use)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Vehicle Date of First Use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29:42.061875651</meta:creation-date>
    <dc:date>2021-07-30T18:34:57.913969257</dc:date>
    <meta:editing-duration>PT12M38S</meta:editing-duration>
    <meta:editing-cycles>2</meta:editing-cycles>
    <meta:generator>LibreOffice/7.1.4.2$Linux_X86_64 LibreOffice_project/10$Build-2</meta:generator>
    <meta:document-statistic meta:table-count="1" meta:cell-count="94" meta:object-count="0"/>
  </office:meta>
</office:document-meta>
</file>